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28mm"/>
    </style:style>
    <style:style style:name="co2" style:family="table-column">
      <style:table-column-properties fo:break-before="auto" style:column-width="2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steracea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inomial</text:p>
          </table:table-cell>
          <table:table-cell/>
          <table:table-cell office:value-type="string" calcext:value-type="string">
            <text:p>binomial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mbrosia acanthicarpa</text:p>
          </table:table-cell>
          <table:table-cell/>
          <table:table-cell office:value-type="string" calcext:value-type="string">
            <text:p>Achillea millefolium</text:p>
          </table:table-cell>
          <table:table-cell table:formula="of:=COUNTIF([.A2:.A12600];[.C2])"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Ambrosia acanthicarpa</text:p>
          </table:table-cell>
          <table:table-cell/>
          <table:table-cell office:value-type="string" calcext:value-type="string">
            <text:p>Achyrachaena mollis</text:p>
          </table:table-cell>
          <table:table-cell table:formula="of:=COUNTIF([.A3:.A12601];[.C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opordum acanthium</text:p>
          </table:table-cell>
          <table:table-cell/>
          <table:table-cell office:value-type="string" calcext:value-type="string">
            <text:p>Acroptilon repens</text:p>
          </table:table-cell>
          <table:table-cell table:formula="of:=COUNTIF([.A4:.A12602];[.C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nopordum acanthium</text:p>
          </table:table-cell>
          <table:table-cell/>
          <table:table-cell office:value-type="string" calcext:value-type="string">
            <text:p>Adenocaulon bicolor</text:p>
          </table:table-cell>
          <table:table-cell table:formula="of:=COUNTIF([.A5:.A12603];[.C5])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Onopordum acanthium</text:p>
          </table:table-cell>
          <table:table-cell/>
          <table:table-cell office:value-type="string" calcext:value-type="string">
            <text:p>Ageratina occidentalis</text:p>
          </table:table-cell>
          <table:table-cell table:formula="of:=COUNTIF([.A6:.A12604];[.C6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nopordum acanthium</text:p>
          </table:table-cell>
          <table:table-cell/>
          <table:table-cell office:value-type="string" calcext:value-type="string">
            <text:p>Agoseris apargioides</text:p>
          </table:table-cell>
          <table:table-cell table:formula="of:=COUNTIF([.A7:.A12605];[.C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opordum acanthium</text:p>
          </table:table-cell>
          <table:table-cell/>
          <table:table-cell office:value-type="string" calcext:value-type="string">
            <text:p>Agoseris aurantiaca</text:p>
          </table:table-cell>
          <table:table-cell table:formula="of:=COUNTIF([.A8:.A12606];[.C8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Onopordum acanthium</text:p>
          </table:table-cell>
          <table:table-cell/>
          <table:table-cell office:value-type="string" calcext:value-type="string">
            <text:p>Agoseris glauca</text:p>
          </table:table-cell>
          <table:table-cell table:formula="of:=COUNTIF([.A9:.A12607];[.C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opordum acanthium</text:p>
          </table:table-cell>
          <table:table-cell/>
          <table:table-cell office:value-type="string" calcext:value-type="string">
            <text:p>Agoseris grandiflora</text:p>
          </table:table-cell>
          <table:table-cell table:formula="of:=COUNTIF([.A10:.A12608];[.C10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Onopordum acanthium</text:p>
          </table:table-cell>
          <table:table-cell/>
          <table:table-cell office:value-type="string" calcext:value-type="string">
            <text:p>Agoseris heterophylla</text:p>
          </table:table-cell>
          <table:table-cell table:formula="of:=COUNTIF([.A11:.A12609];[.C11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nopordum acanthium</text:p>
          </table:table-cell>
          <table:table-cell/>
          <table:table-cell office:value-type="string" calcext:value-type="string">
            <text:p>Agoseris monticola</text:p>
          </table:table-cell>
          <table:table-cell table:formula="of:=COUNTIF([.A12:.A12610];[.C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opordum acanthium</text:p>
          </table:table-cell>
          <table:table-cell/>
          <table:table-cell office:value-type="string" calcext:value-type="string">
            <text:p>Agoseris retrorsa</text:p>
          </table:table-cell>
          <table:table-cell table:formula="of:=COUNTIF([.A13:.A12611];[.C1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nopordum acanthium</text:p>
          </table:table-cell>
          <table:table-cell/>
          <table:table-cell office:value-type="string" calcext:value-type="string">
            <text:p>Ambrosia acanthicarpa</text:p>
          </table:table-cell>
          <table:table-cell table:formula="of:=COUNTIF([.A14:.A12612];[.C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opordum acanthium</text:p>
          </table:table-cell>
          <table:table-cell/>
          <table:table-cell office:value-type="string" calcext:value-type="string">
            <text:p>Ambrosia artemisiifolia</text:p>
          </table:table-cell>
          <table:table-cell table:formula="of:=COUNTIF([.A15:.A12613];[.C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opordum acanthium</text:p>
          </table:table-cell>
          <table:table-cell/>
          <table:table-cell office:value-type="string" calcext:value-type="string">
            <text:p>Ambrosia chamissonis</text:p>
          </table:table-cell>
          <table:table-cell table:formula="of:=COUNTIF([.A16:.A12614];[.C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nopordum acanthium</text:p>
          </table:table-cell>
          <table:table-cell/>
          <table:table-cell office:value-type="string" calcext:value-type="string">
            <text:p>Anaphalis margaritacea</text:p>
          </table:table-cell>
          <table:table-cell table:formula="of:=COUNTIF([.A17:.A12615];[.C17])"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Onopordum acanthium</text:p>
          </table:table-cell>
          <table:table-cell/>
          <table:table-cell office:value-type="string" calcext:value-type="string">
            <text:p>Anisocarpus madioides</text:p>
          </table:table-cell>
          <table:table-cell table:formula="of:=COUNTIF([.A18:.A12616];[.C18]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Onopordum acanthium</text:p>
          </table:table-cell>
          <table:table-cell/>
          <table:table-cell office:value-type="string" calcext:value-type="string">
            <text:p>Antennaria argentea</text:p>
          </table:table-cell>
          <table:table-cell table:formula="of:=COUNTIF([.A19:.A12617];[.C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nopordum acanthium</text:p>
          </table:table-cell>
          <table:table-cell/>
          <table:table-cell office:value-type="string" calcext:value-type="string">
            <text:p>Antennaria dimorpha</text:p>
          </table:table-cell>
          <table:table-cell table:formula="of:=COUNTIF([.A20:.A12618];[.C20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nopordum acanthium</text:p>
          </table:table-cell>
          <table:table-cell/>
          <table:table-cell office:value-type="string" calcext:value-type="string">
            <text:p>Antennaria geyeri</text:p>
          </table:table-cell>
          <table:table-cell table:formula="of:=COUNTIF([.A21:.A12619];[.C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opordum acanthium</text:p>
          </table:table-cell>
          <table:table-cell/>
          <table:table-cell office:value-type="string" calcext:value-type="string">
            <text:p>Antennaria howellii</text:p>
          </table:table-cell>
          <table:table-cell table:formula="of:=COUNTIF([.A22:.A12620];[.C2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nopordum acanthium</text:p>
          </table:table-cell>
          <table:table-cell/>
          <table:table-cell office:value-type="string" calcext:value-type="string">
            <text:p>Antennaria luzuloides</text:p>
          </table:table-cell>
          <table:table-cell table:formula="of:=COUNTIF([.A23:.A12621];[.C2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nopordum acanthium</text:p>
          </table:table-cell>
          <table:table-cell/>
          <table:table-cell office:value-type="string" calcext:value-type="string">
            <text:p>Antennaria media</text:p>
          </table:table-cell>
          <table:table-cell table:formula="of:=COUNTIF([.A24:.A12622];[.C2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epis acuminata</text:p>
          </table:table-cell>
          <table:table-cell/>
          <table:table-cell office:value-type="string" calcext:value-type="string">
            <text:p>Antennaria racemosa</text:p>
          </table:table-cell>
          <table:table-cell table:formula="of:=COUNTIF([.A25:.A12623];[.C25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repis acuminata</text:p>
          </table:table-cell>
          <table:table-cell/>
          <table:table-cell office:value-type="string" calcext:value-type="string">
            <text:p>Antennaria rosea</text:p>
          </table:table-cell>
          <table:table-cell table:formula="of:=COUNTIF([.A26:.A12624];[.C26]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repis acuminata</text:p>
          </table:table-cell>
          <table:table-cell/>
          <table:table-cell office:value-type="string" calcext:value-type="string">
            <text:p>Antennaria stenophylla</text:p>
          </table:table-cell>
          <table:table-cell table:formula="of:=COUNTIF([.A27:.A12625];[.C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pis acuminata</text:p>
          </table:table-cell>
          <table:table-cell/>
          <table:table-cell office:value-type="string" calcext:value-type="string">
            <text:p>Antennaria suffrutescens</text:p>
          </table:table-cell>
          <table:table-cell table:formula="of:=COUNTIF([.A28:.A12626];[.C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pis acuminata</text:p>
          </table:table-cell>
          <table:table-cell/>
          <table:table-cell office:value-type="string" calcext:value-type="string">
            <text:p>Antennaria umbrinella</text:p>
          </table:table-cell>
          <table:table-cell table:formula="of:=COUNTIF([.A29:.A12627];[.C2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epis acuminata</text:p>
          </table:table-cell>
          <table:table-cell/>
          <table:table-cell office:value-type="string" calcext:value-type="string">
            <text:p>Anthemis arvensis</text:p>
          </table:table-cell>
          <table:table-cell table:formula="of:=COUNTIF([.A30:.A12628];[.C3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repis acuminata</text:p>
          </table:table-cell>
          <table:table-cell/>
          <table:table-cell office:value-type="string" calcext:value-type="string">
            <text:p>Anthemis cotula</text:p>
          </table:table-cell>
          <table:table-cell table:formula="of:=COUNTIF([.A31:.A12629];[.C31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repis acuminata</text:p>
          </table:table-cell>
          <table:table-cell/>
          <table:table-cell office:value-type="string" calcext:value-type="string">
            <text:p>Arctium minus</text:p>
          </table:table-cell>
          <table:table-cell table:formula="of:=COUNTIF([.A32:.A12630];[.C32]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Arnica amplexicaulis</text:p>
          </table:table-cell>
          <table:table-cell table:formula="of:=COUNTIF([.A33:.A12631];[.C3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Arnica cernua</text:p>
          </table:table-cell>
          <table:table-cell table:formula="of:=COUNTIF([.A34:.A12632];[.C3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Arnica chamissonis</text:p>
          </table:table-cell>
          <table:table-cell table:formula="of:=COUNTIF([.A35:.A12633];[.C3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Arnica cordifolia</text:p>
          </table:table-cell>
          <table:table-cell table:formula="of:=COUNTIF([.A36:.A12634];[.C36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Arnica discoidea</text:p>
          </table:table-cell>
          <table:table-cell table:formula="of:=COUNTIF([.A37:.A12635];[.C3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Arnica diversifolia</text:p>
          </table:table-cell>
          <table:table-cell table:formula="of:=COUNTIF([.A38:.A12636];[.C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Arnica latifolia</text:p>
          </table:table-cell>
          <table:table-cell table:formula="of:=COUNTIF([.A39:.A12637];[.C39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Arnica longifolia</text:p>
          </table:table-cell>
          <table:table-cell table:formula="of:=COUNTIF([.A40:.A12638];[.C4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Arnica mollis</text:p>
          </table:table-cell>
          <table:table-cell table:formula="of:=COUNTIF([.A41:.A12639];[.C41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Arnica nevadensis</text:p>
          </table:table-cell>
          <table:table-cell table:formula="of:=COUNTIF([.A42:.A12640];[.C4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Arnica parryi</text:p>
          </table:table-cell>
          <table:table-cell table:formula="of:=COUNTIF([.A43:.A12641];[.C4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Arnica sororia</text:p>
          </table:table-cell>
          <table:table-cell table:formula="of:=COUNTIF([.A44:.A12642];[.C4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Arnica spathulata</text:p>
          </table:table-cell>
          <table:table-cell table:formula="of:=COUNTIF([.A45:.A12643];[.C4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Artemisia arbuscula</text:p>
          </table:table-cell>
          <table:table-cell table:formula="of:=COUNTIF([.A46:.A12644];[.C46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Artemisia cana</text:p>
          </table:table-cell>
          <table:table-cell table:formula="of:=COUNTIF([.A47:.A12645];[.C4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Artemisia douglasiana</text:p>
          </table:table-cell>
          <table:table-cell table:formula="of:=COUNTIF([.A48:.A12646];[.C48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Artemisia dracunculus</text:p>
          </table:table-cell>
          <table:table-cell table:formula="of:=COUNTIF([.A49:.A12647];[.C49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Artemisia ludoviciana</text:p>
          </table:table-cell>
          <table:table-cell table:formula="of:=COUNTIF([.A50:.A12648];[.C50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Artemisia pycnocephala</text:p>
          </table:table-cell>
          <table:table-cell table:formula="of:=COUNTIF([.A51:.A12649];[.C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Artemisia rigida</text:p>
          </table:table-cell>
          <table:table-cell table:formula="of:=COUNTIF([.A52:.A12650];[.C5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Artemisia suksdorfii</text:p>
          </table:table-cell>
          <table:table-cell table:formula="of:=COUNTIF([.A53:.A12651];[.C5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Artemisia tridentata</text:p>
          </table:table-cell>
          <table:table-cell table:formula="of:=COUNTIF([.A54:.A12652];[.C54])"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Artemisia tripartita</text:p>
          </table:table-cell>
          <table:table-cell table:formula="of:=COUNTIF([.A55:.A12653];[.C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Artemisia vulgaris</text:p>
          </table:table-cell>
          <table:table-cell table:formula="of:=COUNTIF([.A56:.A12654];[.C5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Baccharis douglasii</text:p>
          </table:table-cell>
          <table:table-cell table:formula="of:=COUNTIF([.A57:.A12655];[.C5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Baccharis pilularis</text:p>
          </table:table-cell>
          <table:table-cell table:formula="of:=COUNTIF([.A58:.A12656];[.C58]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Balsamorhiza careyana</text:p>
          </table:table-cell>
          <table:table-cell table:formula="of:=COUNTIF([.A59:.A12657];[.C5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Balsamorhiza deltoidea</text:p>
          </table:table-cell>
          <table:table-cell table:formula="of:=COUNTIF([.A60:.A12658];[.C60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Balsamorhiza sagittata</text:p>
          </table:table-cell>
          <table:table-cell table:formula="of:=COUNTIF([.A61:.A12659];[.C6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Balsamorhiza sericea</text:p>
          </table:table-cell>
          <table:table-cell table:formula="of:=COUNTIF([.A62:.A12660];[.C6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Bellis perennis</text:p>
          </table:table-cell>
          <table:table-cell table:formula="of:=COUNTIF([.A63:.A12661];[.C63])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Bidens cernua</text:p>
          </table:table-cell>
          <table:table-cell table:formula="of:=COUNTIF([.A64:.A12662];[.C6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Bidens frondosa</text:p>
          </table:table-cell>
          <table:table-cell table:formula="of:=COUNTIF([.A65:.A12663];[.C65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Bidens tripartita</text:p>
          </table:table-cell>
          <table:table-cell table:formula="of:=COUNTIF([.A66:.A12664];[.C6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Bidens vulgata</text:p>
          </table:table-cell>
          <table:table-cell table:formula="of:=COUNTIF([.A67:.A12665];[.C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Blepharipappus scaber</text:p>
          </table:table-cell>
          <table:table-cell table:formula="of:=COUNTIF([.A68:.A12666];[.C68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Brickellia grandiflora</text:p>
          </table:table-cell>
          <table:table-cell table:formula="of:=COUNTIF([.A69:.A12667];[.C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Brickellia greenei</text:p>
          </table:table-cell>
          <table:table-cell table:formula="of:=COUNTIF([.A70:.A12668];[.C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acaliopsis nardosmia</text:p>
          </table:table-cell>
          <table:table-cell table:formula="of:=COUNTIF([.A71:.A12669];[.C7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anadanthus modestus</text:p>
          </table:table-cell>
          <table:table-cell table:formula="of:=COUNTIF([.A72:.A12670];[.C72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arduus nutans</text:p>
          </table:table-cell>
          <table:table-cell table:formula="of:=COUNTIF([.A73:.A12671];[.C7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arduus pycnocephalus</text:p>
          </table:table-cell>
          <table:table-cell table:formula="of:=COUNTIF([.A74:.A12672];[.C74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entaurea cyanus</text:p>
          </table:table-cell>
          <table:table-cell table:formula="of:=COUNTIF([.A75:.A12673];[.C75]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entaurea diffusa</text:p>
          </table:table-cell>
          <table:table-cell table:formula="of:=COUNTIF([.A76:.A12674];[.C76]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entaurea jacea</text:p>
          </table:table-cell>
          <table:table-cell table:formula="of:=COUNTIF([.A77:.A12675];[.C7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entaurea melitensis</text:p>
          </table:table-cell>
          <table:table-cell table:formula="of:=COUNTIF([.A78:.A12676];[.C7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entaurea montana</text:p>
          </table:table-cell>
          <table:table-cell table:formula="of:=COUNTIF([.A79:.A12677];[.C7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entaurea solstitialis</text:p>
          </table:table-cell>
          <table:table-cell table:formula="of:=COUNTIF([.A80:.A12678];[.C80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entaurea stoebe</text:p>
          </table:table-cell>
          <table:table-cell table:formula="of:=COUNTIF([.A81:.A12679];[.C81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entromadia fitchii</text:p>
          </table:table-cell>
          <table:table-cell table:formula="of:=COUNTIF([.A82:.A12680];[.C8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haenactis douglasii</text:p>
          </table:table-cell>
          <table:table-cell table:formula="of:=COUNTIF([.A83:.A12681];[.C83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haenactis nevii</text:p>
          </table:table-cell>
          <table:table-cell table:formula="of:=COUNTIF([.A84:.A12682];[.C8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hondrilla juncea</text:p>
          </table:table-cell>
          <table:table-cell table:formula="of:=COUNTIF([.A85:.A12683];[.C85]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hrysothamnus humilis</text:p>
          </table:table-cell>
          <table:table-cell table:formula="of:=COUNTIF([.A86:.A12684];[.C8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hrysothamnus viscidiflorus</text:p>
          </table:table-cell>
          <table:table-cell table:formula="of:=COUNTIF([.A87:.A12685];[.C87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ichorium intybus</text:p>
          </table:table-cell>
          <table:table-cell table:formula="of:=COUNTIF([.A88:.A12686];[.C88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irsium arvense</text:p>
          </table:table-cell>
          <table:table-cell table:formula="of:=COUNTIF([.A89:.A12687];[.C89])"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irsium brevistylum</text:p>
          </table:table-cell>
          <table:table-cell table:formula="of:=COUNTIF([.A90:.A12688];[.C9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irsium ciliolatum</text:p>
          </table:table-cell>
          <table:table-cell table:formula="of:=COUNTIF([.A91:.A12689];[.C9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irsium cymosum</text:p>
          </table:table-cell>
          <table:table-cell table:formula="of:=COUNTIF([.A92:.A12690];[.C9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irsium edule</text:p>
          </table:table-cell>
          <table:table-cell table:formula="of:=COUNTIF([.A93:.A12691];[.C9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irsium occidentale</text:p>
          </table:table-cell>
          <table:table-cell table:formula="of:=COUNTIF([.A94:.A12692];[.C9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irsium remotifolium</text:p>
          </table:table-cell>
          <table:table-cell table:formula="of:=COUNTIF([.A95:.A12693];[.C95]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irsium scariosum</text:p>
          </table:table-cell>
          <table:table-cell table:formula="of:=COUNTIF([.A96:.A12694];[.C96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irsium undulatum</text:p>
          </table:table-cell>
          <table:table-cell table:formula="of:=COUNTIF([.A97:.A12695];[.C97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irsium vulgare</text:p>
          </table:table-cell>
          <table:table-cell table:formula="of:=COUNTIF([.A98:.A12696];[.C98])"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olumbiadoria hallii</text:p>
          </table:table-cell>
          <table:table-cell table:formula="of:=COUNTIF([.A99:.A12697];[.C99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onyza bonariensis</text:p>
          </table:table-cell>
          <table:table-cell table:formula="of:=COUNTIF([.A100:.A12698];[.C1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onyza canadensis</text:p>
          </table:table-cell>
          <table:table-cell table:formula="of:=COUNTIF([.A101:.A12699];[.C101])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oreopsis lanceolata</text:p>
          </table:table-cell>
          <table:table-cell table:formula="of:=COUNTIF([.A102:.A12700];[.C10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oreopsis rosea</text:p>
          </table:table-cell>
          <table:table-cell table:formula="of:=COUNTIF([.A103:.A12701];[.C10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oreopsis tinctoria</text:p>
          </table:table-cell>
          <table:table-cell table:formula="of:=COUNTIF([.A104:.A12702];[.C10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orethrogyne filaginifolia</text:p>
          </table:table-cell>
          <table:table-cell table:formula="of:=COUNTIF([.A105:.A12703];[.C10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otula coronopifolia</text:p>
          </table:table-cell>
          <table:table-cell table:formula="of:=COUNTIF([.A106:.A12704];[.C10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repis acuminata</text:p>
          </table:table-cell>
          <table:table-cell table:formula="of:=COUNTIF([.A107:.A12705];[.C1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repis atribarba</text:p>
          </table:table-cell>
          <table:table-cell table:formula="of:=COUNTIF([.A108:.A12706];[.C10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repis capillaris</text:p>
          </table:table-cell>
          <table:table-cell table:formula="of:=COUNTIF([.A109:.A12707];[.C109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repis intermedia</text:p>
          </table:table-cell>
          <table:table-cell table:formula="of:=COUNTIF([.A110:.A12708];[.C1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repis modocensis</text:p>
          </table:table-cell>
          <table:table-cell table:formula="of:=COUNTIF([.A111:.A12709];[.C1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repis nicaeensis</text:p>
          </table:table-cell>
          <table:table-cell table:formula="of:=COUNTIF([.A112:.A12710];[.C11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repis occidentalis</text:p>
          </table:table-cell>
          <table:table-cell table:formula="of:=COUNTIF([.A113:.A12711];[.C11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repis pleurocarpa</text:p>
          </table:table-cell>
          <table:table-cell table:formula="of:=COUNTIF([.A114:.A12712];[.C11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repis pulchra</text:p>
          </table:table-cell>
          <table:table-cell table:formula="of:=COUNTIF([.A115:.A12713];[.C1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repis runcinata</text:p>
          </table:table-cell>
          <table:table-cell table:formula="of:=COUNTIF([.A116:.A12714];[.C1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repis setosa</text:p>
          </table:table-cell>
          <table:table-cell table:formula="of:=COUNTIF([.A117:.A12715];[.C117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repis vesicaria</text:p>
          </table:table-cell>
          <table:table-cell table:formula="of:=COUNTIF([.A118:.A12716];[.C1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Crocidium multicaule</text:p>
          </table:table-cell>
          <table:table-cell table:formula="of:=COUNTIF([.A119:.A12717];[.C119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Delairea odorata</text:p>
          </table:table-cell>
          <table:table-cell table:formula="of:=COUNTIF([.A120:.A12718];[.C12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Dieteria canescens</text:p>
          </table:table-cell>
          <table:table-cell table:formula="of:=COUNTIF([.A121:.A12719];[.C12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Dimeresia howellii</text:p>
          </table:table-cell>
          <table:table-cell table:formula="of:=COUNTIF([.A122:.A12720];[.C1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Doronicum pardalianches</text:p>
          </table:table-cell>
          <table:table-cell table:formula="of:=COUNTIF([.A123:.A12721];[.C1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cameria arborescens</text:p>
          </table:table-cell>
          <table:table-cell table:formula="of:=COUNTIF([.A124:.A12722];[.C12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cameria bloomeri</text:p>
          </table:table-cell>
          <table:table-cell table:formula="of:=COUNTIF([.A125:.A12723];[.C12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cameria greenei</text:p>
          </table:table-cell>
          <table:table-cell table:formula="of:=COUNTIF([.A126:.A12724];[.C126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cameria nauseosa</text:p>
          </table:table-cell>
          <table:table-cell table:formula="of:=COUNTIF([.A127:.A12725];[.C127])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geron aliceae</text:p>
          </table:table-cell>
          <table:table-cell table:formula="of:=COUNTIF([.A128:.A12726];[.C128]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geron annuus</text:p>
          </table:table-cell>
          <table:table-cell table:formula="of:=COUNTIF([.A129:.A12727];[.C12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geron bloomeri</text:p>
          </table:table-cell>
          <table:table-cell table:formula="of:=COUNTIF([.A130:.A12728];[.C1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geron cascadensis</text:p>
          </table:table-cell>
          <table:table-cell table:formula="of:=COUNTIF([.A131:.A12729];[.C131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geron compositus</text:p>
          </table:table-cell>
          <table:table-cell table:formula="of:=COUNTIF([.A132:.A12730];[.C13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geron decumbens</text:p>
          </table:table-cell>
          <table:table-cell table:formula="of:=COUNTIF([.A133:.A12731];[.C13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geron divergens</text:p>
          </table:table-cell>
          <table:table-cell table:formula="of:=COUNTIF([.A134:.A12732];[.C13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geron eatonii</text:p>
          </table:table-cell>
          <table:table-cell table:formula="of:=COUNTIF([.A135:.A12733];[.C13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geron elegantulus</text:p>
          </table:table-cell>
          <table:table-cell table:formula="of:=COUNTIF([.A136:.A12734];[.C13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geron filifolius</text:p>
          </table:table-cell>
          <table:table-cell table:formula="of:=COUNTIF([.A137:.A12735];[.C137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geron foliosus</text:p>
          </table:table-cell>
          <table:table-cell table:formula="of:=COUNTIF([.A138:.A12736];[.C138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geron glacialis</text:p>
          </table:table-cell>
          <table:table-cell table:formula="of:=COUNTIF([.A139:.A12737];[.C13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geron glaucus</text:p>
          </table:table-cell>
          <table:table-cell table:formula="of:=COUNTIF([.A140:.A12738];[.C14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geron inornatus</text:p>
          </table:table-cell>
          <table:table-cell table:formula="of:=COUNTIF([.A141:.A12739];[.C14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geron linearis</text:p>
          </table:table-cell>
          <table:table-cell table:formula="of:=COUNTIF([.A142:.A12740];[.C142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geron nivalis</text:p>
          </table:table-cell>
          <table:table-cell table:formula="of:=COUNTIF([.A143:.A12741];[.C1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geron petrophilus</text:p>
          </table:table-cell>
          <table:table-cell table:formula="of:=COUNTIF([.A144:.A12742];[.C1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geron philadelphicus</text:p>
          </table:table-cell>
          <table:table-cell table:formula="of:=COUNTIF([.A145:.A12743];[.C145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geron poliospermus</text:p>
          </table:table-cell>
          <table:table-cell table:formula="of:=COUNTIF([.A146:.A12744];[.C14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geron pumilus</text:p>
          </table:table-cell>
          <table:table-cell table:formula="of:=COUNTIF([.A147:.A12745];[.C1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geron speciosus</text:p>
          </table:table-cell>
          <table:table-cell table:formula="of:=COUNTIF([.A148:.A12746];[.C1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geron strigosus</text:p>
          </table:table-cell>
          <table:table-cell table:formula="of:=COUNTIF([.A149:.A12747];[.C14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ophyllum lanatum</text:p>
          </table:table-cell>
          <table:table-cell table:formula="of:=COUNTIF([.A150:.A12748];[.C150])"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riophyllum staechadifolium</text:p>
          </table:table-cell>
          <table:table-cell table:formula="of:=COUNTIF([.A151:.A12749];[.C1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ucephalus breweri</text:p>
          </table:table-cell>
          <table:table-cell table:formula="of:=COUNTIF([.A152:.A12750];[.C15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ucephalus gormanii</text:p>
          </table:table-cell>
          <table:table-cell table:formula="of:=COUNTIF([.A153:.A12751];[.C15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ucephalus ledophyllus</text:p>
          </table:table-cell>
          <table:table-cell table:formula="of:=COUNTIF([.A154:.A12752];[.C154]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ucephalus tomentellus</text:p>
          </table:table-cell>
          <table:table-cell table:formula="of:=COUNTIF([.A155:.A12753];[.C1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ucephalus vialis</text:p>
          </table:table-cell>
          <table:table-cell table:formula="of:=COUNTIF([.A156:.A12754];[.C156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uchiton gymnocephalus</text:p>
          </table:table-cell>
          <table:table-cell table:formula="of:=COUNTIF([.A157:.A12755];[.C1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uchiton sphaericus</text:p>
          </table:table-cell>
          <table:table-cell table:formula="of:=COUNTIF([.A158:.A12756];[.C15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urybia integrifolia</text:p>
          </table:table-cell>
          <table:table-cell table:formula="of:=COUNTIF([.A159:.A12757];[.C15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urybia merita</text:p>
          </table:table-cell>
          <table:table-cell table:formula="of:=COUNTIF([.A160:.A12758];[.C16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urybia radulina</text:p>
          </table:table-cell>
          <table:table-cell table:formula="of:=COUNTIF([.A161:.A12759];[.C161]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Euthamia occidentalis</text:p>
          </table:table-cell>
          <table:table-cell table:formula="of:=COUNTIF([.A162:.A12760];[.C162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Gaillardia aristata</text:p>
          </table:table-cell>
          <table:table-cell table:formula="of:=COUNTIF([.A163:.A12761];[.C1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Galinsoga parviflora</text:p>
          </table:table-cell>
          <table:table-cell table:formula="of:=COUNTIF([.A164:.A12762];[.C1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Gamochaeta ustulata</text:p>
          </table:table-cell>
          <table:table-cell table:formula="of:=COUNTIF([.A165:.A12763];[.C165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Gnaphalium californicum</text:p>
          </table:table-cell>
          <table:table-cell table:formula="of:=COUNTIF([.A166:.A12764];[.C1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Gnaphalium palustre</text:p>
          </table:table-cell>
          <table:table-cell table:formula="of:=COUNTIF([.A167:.A12765];[.C167]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Gnaphalium stramineum</text:p>
          </table:table-cell>
          <table:table-cell table:formula="of:=COUNTIF([.A168:.A12766];[.C16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Gnaphalium uliginosum</text:p>
          </table:table-cell>
          <table:table-cell table:formula="of:=COUNTIF([.A169:.A12767];[.C16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Grindelia integrifolia</text:p>
          </table:table-cell>
          <table:table-cell table:formula="of:=COUNTIF([.A170:.A12768];[.C17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Grindelia squarrosa</text:p>
          </table:table-cell>
          <table:table-cell table:formula="of:=COUNTIF([.A171:.A12769];[.C1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Grindelia stricta</text:p>
          </table:table-cell>
          <table:table-cell table:formula="of:=COUNTIF([.A172:.A12770];[.C17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Gutierrezia sarothrae</text:p>
          </table:table-cell>
          <table:table-cell table:formula="of:=COUNTIF([.A173:.A12771];[.C17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azardia whitneyi</text:p>
          </table:table-cell>
          <table:table-cell table:formula="of:=COUNTIF([.A174:.A12772];[.C17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elenium autumnale</text:p>
          </table:table-cell>
          <table:table-cell table:formula="of:=COUNTIF([.A175:.A12773];[.C17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elenium bigelovii</text:p>
          </table:table-cell>
          <table:table-cell table:formula="of:=COUNTIF([.A176:.A12774];[.C176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elenium bolanderi</text:p>
          </table:table-cell>
          <table:table-cell table:formula="of:=COUNTIF([.A177:.A12775];[.C17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elianthella uniflora</text:p>
          </table:table-cell>
          <table:table-cell table:formula="of:=COUNTIF([.A178:.A12776];[.C17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elianthus annuus</text:p>
          </table:table-cell>
          <table:table-cell table:formula="of:=COUNTIF([.A179:.A12777];[.C179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elianthus bolanderi</text:p>
          </table:table-cell>
          <table:table-cell table:formula="of:=COUNTIF([.A180:.A12778];[.C18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elminthotheca echioides</text:p>
          </table:table-cell>
          <table:table-cell table:formula="of:=COUNTIF([.A181:.A12779];[.C181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emizonella minima</text:p>
          </table:table-cell>
          <table:table-cell table:formula="of:=COUNTIF([.A182:.A12780];[.C182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emizonia congesta</text:p>
          </table:table-cell>
          <table:table-cell table:formula="of:=COUNTIF([.A183:.A12781];[.C18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eterotheca oregona</text:p>
          </table:table-cell>
          <table:table-cell table:formula="of:=COUNTIF([.A184:.A12782];[.C18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eterotheca villosa</text:p>
          </table:table-cell>
          <table:table-cell table:formula="of:=COUNTIF([.A185:.A12783];[.C18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ieracium albiflorum</text:p>
          </table:table-cell>
          <table:table-cell table:formula="of:=COUNTIF([.A186:.A12784];[.C186]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ieracium aurantiacum</text:p>
          </table:table-cell>
          <table:table-cell table:formula="of:=COUNTIF([.A187:.A12785];[.C18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ieracium bolanderi</text:p>
          </table:table-cell>
          <table:table-cell table:formula="of:=COUNTIF([.A188:.A12786];[.C18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ieracium caespitosum</text:p>
          </table:table-cell>
          <table:table-cell table:formula="of:=COUNTIF([.A189:.A12787];[.C18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ieracium gracile</text:p>
          </table:table-cell>
          <table:table-cell table:formula="of:=COUNTIF([.A190:.A12788];[.C190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ieracium greenei</text:p>
          </table:table-cell>
          <table:table-cell table:formula="of:=COUNTIF([.A191:.A12789];[.C19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ieracium horridum</text:p>
          </table:table-cell>
          <table:table-cell table:formula="of:=COUNTIF([.A192:.A12790];[.C19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ieracium lachenalii</text:p>
          </table:table-cell>
          <table:table-cell table:formula="of:=COUNTIF([.A193:.A12791];[.C19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ieracium parryi</text:p>
          </table:table-cell>
          <table:table-cell table:formula="of:=COUNTIF([.A194:.A12792];[.C19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ieracium pilosella</text:p>
          </table:table-cell>
          <table:table-cell table:formula="of:=COUNTIF([.A195:.A12793];[.C19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ieracium scouleri</text:p>
          </table:table-cell>
          <table:table-cell table:formula="of:=COUNTIF([.A196:.A12794];[.C19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ulsea nana</text:p>
          </table:table-cell>
          <table:table-cell table:formula="of:=COUNTIF([.A197:.A12795];[.C19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ymenopappus filifolius</text:p>
          </table:table-cell>
          <table:table-cell table:formula="of:=COUNTIF([.A198:.A12796];[.C19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ymenoxys hoopesii</text:p>
          </table:table-cell>
          <table:table-cell table:formula="of:=COUNTIF([.A199:.A12797];[.C19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ypochaeris glabra</text:p>
          </table:table-cell>
          <table:table-cell table:formula="of:=COUNTIF([.A200:.A12798];[.C200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Hypochaeris radicata</text:p>
          </table:table-cell>
          <table:table-cell table:formula="of:=COUNTIF([.A201:.A12799];[.C201])"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Ionactis alpina</text:p>
          </table:table-cell>
          <table:table-cell table:formula="of:=COUNTIF([.A202:.A12800];[.C20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Iva axillaris</text:p>
          </table:table-cell>
          <table:table-cell table:formula="of:=COUNTIF([.A203:.A12801];[.C203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Jaumea carnosa</text:p>
          </table:table-cell>
          <table:table-cell table:formula="of:=COUNTIF([.A204:.A12802];[.C20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Kyhosia bolanderi</text:p>
          </table:table-cell>
          <table:table-cell table:formula="of:=COUNTIF([.A205:.A12803];[.C205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Lactuca biennis</text:p>
          </table:table-cell>
          <table:table-cell table:formula="of:=COUNTIF([.A206:.A12804];[.C20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Lactuca saligna</text:p>
          </table:table-cell>
          <table:table-cell table:formula="of:=COUNTIF([.A207:.A12805];[.C207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Lactuca serriola</text:p>
          </table:table-cell>
          <table:table-cell table:formula="of:=COUNTIF([.A208:.A12806];[.C208])"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Lagophylla ramosissima</text:p>
          </table:table-cell>
          <table:table-cell table:formula="of:=COUNTIF([.A209:.A12807];[.C20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Lapsana communis</text:p>
          </table:table-cell>
          <table:table-cell table:formula="of:=COUNTIF([.A210:.A12808];[.C210]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Lasthenia glaberrima</text:p>
          </table:table-cell>
          <table:table-cell table:formula="of:=COUNTIF([.A211:.A12809];[.C2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Lasthenia maritima</text:p>
          </table:table-cell>
          <table:table-cell table:formula="of:=COUNTIF([.A212:.A12810];[.C2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Lasthenia ornduffii</text:p>
          </table:table-cell>
          <table:table-cell table:formula="of:=COUNTIF([.A213:.A12811];[.C21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Layia chrysanthemoides</text:p>
          </table:table-cell>
          <table:table-cell table:formula="of:=COUNTIF([.A214:.A12812];[.C2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Layia glandulosa</text:p>
          </table:table-cell>
          <table:table-cell table:formula="of:=COUNTIF([.A215:.A12813];[.C21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Leontodon saxatilis</text:p>
          </table:table-cell>
          <table:table-cell table:formula="of:=COUNTIF([.A216:.A12814];[.C216])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Leucanthemum maximum</text:p>
          </table:table-cell>
          <table:table-cell table:formula="of:=COUNTIF([.A217:.A12815];[.C21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Leucanthemum vulgare</text:p>
          </table:table-cell>
          <table:table-cell table:formula="of:=COUNTIF([.A218:.A12816];[.C218])"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Logfia gallica</text:p>
          </table:table-cell>
          <table:table-cell table:formula="of:=COUNTIF([.A219:.A12817];[.C21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Logfia minima</text:p>
          </table:table-cell>
          <table:table-cell table:formula="of:=COUNTIF([.A220:.A12818];[.C2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Luina hypoleuca</text:p>
          </table:table-cell>
          <table:table-cell table:formula="of:=COUNTIF([.A221:.A12819];[.C22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Madia elegans</text:p>
          </table:table-cell>
          <table:table-cell table:formula="of:=COUNTIF([.A222:.A12820];[.C222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Madia exigua</text:p>
          </table:table-cell>
          <table:table-cell table:formula="of:=COUNTIF([.A223:.A12821];[.C223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Madia glomerata</text:p>
          </table:table-cell>
          <table:table-cell table:formula="of:=COUNTIF([.A224:.A12822];[.C224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Madia gracilis</text:p>
          </table:table-cell>
          <table:table-cell table:formula="of:=COUNTIF([.A225:.A12823];[.C225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Madia sativa</text:p>
          </table:table-cell>
          <table:table-cell table:formula="of:=COUNTIF([.A226:.A12824];[.C226]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Matricaria discoidea</text:p>
          </table:table-cell>
          <table:table-cell table:formula="of:=COUNTIF([.A227:.A12825];[.C227]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Micropus californicus</text:p>
          </table:table-cell>
          <table:table-cell table:formula="of:=COUNTIF([.A228:.A12826];[.C22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Microseris borealis</text:p>
          </table:table-cell>
          <table:table-cell table:formula="of:=COUNTIF([.A229:.A12827];[.C229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Microseris howellii</text:p>
          </table:table-cell>
          <table:table-cell table:formula="of:=COUNTIF([.A230:.A12828];[.C23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Microseris laciniata</text:p>
          </table:table-cell>
          <table:table-cell table:formula="of:=COUNTIF([.A231:.A12829];[.C231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Microseris nutans</text:p>
          </table:table-cell>
          <table:table-cell table:formula="of:=COUNTIF([.A232:.A12830];[.C232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Mulgedium oblongifolium</text:p>
          </table:table-cell>
          <table:table-cell table:formula="of:=COUNTIF([.A233:.A12831];[.C23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Mycelis muralis</text:p>
          </table:table-cell>
          <table:table-cell table:formula="of:=COUNTIF([.A234:.A12832];[.C234])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Nothocalais alpestris</text:p>
          </table:table-cell>
          <table:table-cell table:formula="of:=COUNTIF([.A235:.A12833];[.C23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Nothocalais troximoides</text:p>
          </table:table-cell>
          <table:table-cell table:formula="of:=COUNTIF([.A236:.A12834];[.C236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Onopordum acanthium</text:p>
          </table:table-cell>
          <table:table-cell table:formula="of:=COUNTIF([.A237:.A12835];[.C2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Oreostemma alpigenum</text:p>
          </table:table-cell>
          <table:table-cell table:formula="of:=COUNTIF([.A238:.A12836];[.C238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Packera bolanderi</text:p>
          </table:table-cell>
          <table:table-cell table:formula="of:=COUNTIF([.A239:.A12837];[.C239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Packera cana</text:p>
          </table:table-cell>
          <table:table-cell table:formula="of:=COUNTIF([.A240:.A12838];[.C240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Packera eurycephala</text:p>
          </table:table-cell>
          <table:table-cell table:formula="of:=COUNTIF([.A241:.A12839];[.C2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Packera flettii</text:p>
          </table:table-cell>
          <table:table-cell table:formula="of:=COUNTIF([.A242:.A12840];[.C2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Packera hesperia</text:p>
          </table:table-cell>
          <table:table-cell table:formula="of:=COUNTIF([.A243:.A12841];[.C24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Packera macounii</text:p>
          </table:table-cell>
          <table:table-cell table:formula="of:=COUNTIF([.A244:.A12842];[.C24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Packera pseudaurea</text:p>
          </table:table-cell>
          <table:table-cell table:formula="of:=COUNTIF([.A245:.A12843];[.C24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Packera subnuda</text:p>
          </table:table-cell>
          <table:table-cell table:formula="of:=COUNTIF([.A246:.A12844];[.C24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Petasites fragrans</text:p>
          </table:table-cell>
          <table:table-cell table:formula="of:=COUNTIF([.A247:.A12845];[.C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Petasites frigidus</text:p>
          </table:table-cell>
          <table:table-cell table:formula="of:=COUNTIF([.A248:.A12846];[.C248])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Pleiacanthus spinosus</text:p>
          </table:table-cell>
          <table:table-cell table:formula="of:=COUNTIF([.A249:.A12847];[.C24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Pseudognaphalium luteoalbum</text:p>
          </table:table-cell>
          <table:table-cell table:formula="of:=COUNTIF([.A250:.A12848];[.C2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Pseudognaphalium thermale</text:p>
          </table:table-cell>
          <table:table-cell table:formula="of:=COUNTIF([.A251:.A12849];[.C251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Psilocarphus brevissimus</text:p>
          </table:table-cell>
          <table:table-cell table:formula="of:=COUNTIF([.A252:.A12850];[.C2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Psilocarphus elatior</text:p>
          </table:table-cell>
          <table:table-cell table:formula="of:=COUNTIF([.A253:.A12851];[.C25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Psilocarphus oregonus</text:p>
          </table:table-cell>
          <table:table-cell table:formula="of:=COUNTIF([.A254:.A12852];[.C25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Psilocarphus tenellus</text:p>
          </table:table-cell>
          <table:table-cell table:formula="of:=COUNTIF([.A255:.A12853];[.C25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Pyrrocoma carthamoides</text:p>
          </table:table-cell>
          <table:table-cell table:formula="of:=COUNTIF([.A256:.A12854];[.C25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Pyrrocoma hirta</text:p>
          </table:table-cell>
          <table:table-cell table:formula="of:=COUNTIF([.A257:.A12855];[.C25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Pyrrocoma howellii</text:p>
          </table:table-cell>
          <table:table-cell table:formula="of:=COUNTIF([.A258:.A12856];[.C2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Pyrrocoma lanceolata</text:p>
          </table:table-cell>
          <table:table-cell table:formula="of:=COUNTIF([.A259:.A12857];[.C25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Pyrrocoma racemosa</text:p>
          </table:table-cell>
          <table:table-cell table:formula="of:=COUNTIF([.A260:.A12858];[.C26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Rafinesquia californica</text:p>
          </table:table-cell>
          <table:table-cell table:formula="of:=COUNTIF([.A261:.A12859];[.C26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Raillardella argentea</text:p>
          </table:table-cell>
          <table:table-cell table:formula="of:=COUNTIF([.A262:.A12860];[.C26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Rainiera stricta</text:p>
          </table:table-cell>
          <table:table-cell table:formula="of:=COUNTIF([.A263:.A12861];[.C263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Rigiopappus leptocladus</text:p>
          </table:table-cell>
          <table:table-cell table:formula="of:=COUNTIF([.A264:.A12862];[.C2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Rudbeckia glaucescens</text:p>
          </table:table-cell>
          <table:table-cell table:formula="of:=COUNTIF([.A265:.A12863];[.C265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Rudbeckia occidentalis</text:p>
          </table:table-cell>
          <table:table-cell table:formula="of:=COUNTIF([.A266:.A12864];[.C266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aussurea americana</text:p>
          </table:table-cell>
          <table:table-cell table:formula="of:=COUNTIF([.A267:.A12865];[.C26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enecio cineraria</text:p>
          </table:table-cell>
          <table:table-cell table:formula="of:=COUNTIF([.A268:.A12866];[.C26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enecio glomeratus</text:p>
          </table:table-cell>
          <table:table-cell table:formula="of:=COUNTIF([.A269:.A12867];[.C26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enecio hydrophiloides</text:p>
          </table:table-cell>
          <table:table-cell table:formula="of:=COUNTIF([.A270:.A12868];[.C2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enecio integerrimus</text:p>
          </table:table-cell>
          <table:table-cell table:formula="of:=COUNTIF([.A271:.A12869];[.C271]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enecio jacobaea</text:p>
          </table:table-cell>
          <table:table-cell table:formula="of:=COUNTIF([.A272:.A12870];[.C272])"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enecio minimus</text:p>
          </table:table-cell>
          <table:table-cell table:formula="of:=COUNTIF([.A273:.A12871];[.C273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enecio serra</text:p>
          </table:table-cell>
          <table:table-cell table:formula="of:=COUNTIF([.A274:.A12872];[.C27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enecio sylvaticus</text:p>
          </table:table-cell>
          <table:table-cell table:formula="of:=COUNTIF([.A275:.A12873];[.C275]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enecio triangularis</text:p>
          </table:table-cell>
          <table:table-cell table:formula="of:=COUNTIF([.A276:.A12874];[.C276])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enecio vulgaris</text:p>
          </table:table-cell>
          <table:table-cell table:formula="of:=COUNTIF([.A277:.A12875];[.C277])"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ericocarpus oregonensis</text:p>
          </table:table-cell>
          <table:table-cell table:formula="of:=COUNTIF([.A278:.A12876];[.C27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ericocarpus rigidus</text:p>
          </table:table-cell>
          <table:table-cell table:formula="of:=COUNTIF([.A279:.A12877];[.C27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ilybum marianum</text:p>
          </table:table-cell>
          <table:table-cell table:formula="of:=COUNTIF([.A280:.A12878];[.C28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olidago elongata</text:p>
          </table:table-cell>
          <table:table-cell table:formula="of:=COUNTIF([.A281:.A12879];[.C28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olidago gigantea</text:p>
          </table:table-cell>
          <table:table-cell table:formula="of:=COUNTIF([.A282:.A12880];[.C28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olidago missouriensis</text:p>
          </table:table-cell>
          <table:table-cell table:formula="of:=COUNTIF([.A283:.A12881];[.C28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olidago simplex</text:p>
          </table:table-cell>
          <table:table-cell table:formula="of:=COUNTIF([.A284:.A12882];[.C28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olidago spectabilis</text:p>
          </table:table-cell>
          <table:table-cell table:formula="of:=COUNTIF([.A285:.A12883];[.C2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olidago velutina</text:p>
          </table:table-cell>
          <table:table-cell table:formula="of:=COUNTIF([.A286:.A12884];[.C28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oliva sessilis</text:p>
          </table:table-cell>
          <table:table-cell table:formula="of:=COUNTIF([.A287:.A12885];[.C287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onchus arvensis</text:p>
          </table:table-cell>
          <table:table-cell table:formula="of:=COUNTIF([.A288:.A12886];[.C28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onchus asper</text:p>
          </table:table-cell>
          <table:table-cell table:formula="of:=COUNTIF([.A289:.A12887];[.C289])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onchus oleraceus</text:p>
          </table:table-cell>
          <table:table-cell table:formula="of:=COUNTIF([.A290:.A12888];[.C290]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tephanomeria exigua</text:p>
          </table:table-cell>
          <table:table-cell table:formula="of:=COUNTIF([.A291:.A12889];[.C29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tephanomeria lactucina</text:p>
          </table:table-cell>
          <table:table-cell table:formula="of:=COUNTIF([.A292:.A12890];[.C2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tephanomeria paniculata</text:p>
          </table:table-cell>
          <table:table-cell table:formula="of:=COUNTIF([.A293:.A12891];[.C29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tephanomeria tenuifolia</text:p>
          </table:table-cell>
          <table:table-cell table:formula="of:=COUNTIF([.A294:.A12892];[.C29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tephanomeria virgata</text:p>
          </table:table-cell>
          <table:table-cell table:formula="of:=COUNTIF([.A295:.A12893];[.C29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ymphyotrichum ascendens</text:p>
          </table:table-cell>
          <table:table-cell table:formula="of:=COUNTIF([.A296:.A12894];[.C29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ymphyotrichum bracteolatum</text:p>
          </table:table-cell>
          <table:table-cell table:formula="of:=COUNTIF([.A297:.A12895];[.C29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ymphyotrichum campestre</text:p>
          </table:table-cell>
          <table:table-cell table:formula="of:=COUNTIF([.A298:.A12896];[.C29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ymphyotrichum chilense</text:p>
          </table:table-cell>
          <table:table-cell table:formula="of:=COUNTIF([.A299:.A12897];[.C29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ymphyotrichum foliaceum</text:p>
          </table:table-cell>
          <table:table-cell table:formula="of:=COUNTIF([.A300:.A12898];[.C300]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ymphyotrichum frondosum</text:p>
          </table:table-cell>
          <table:table-cell table:formula="of:=COUNTIF([.A301:.A12899];[.C30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ymphyotrichum hallii</text:p>
          </table:table-cell>
          <table:table-cell table:formula="of:=COUNTIF([.A302:.A12900];[.C302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ymphyotrichum spathulatum</text:p>
          </table:table-cell>
          <table:table-cell table:formula="of:=COUNTIF([.A303:.A12901];[.C303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Symphyotrichum subspicatum</text:p>
          </table:table-cell>
          <table:table-cell table:formula="of:=COUNTIF([.A304:.A12902];[.C30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ieracium albiflorum</text:p>
          </table:table-cell>
          <table:table-cell/>
          <table:table-cell office:value-type="string" calcext:value-type="string">
            <text:p>Tanacetum camphoratum</text:p>
          </table:table-cell>
          <table:table-cell table:formula="of:=COUNTIF([.A305:.A12903];[.C30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rigeron aliceae</text:p>
          </table:table-cell>
          <table:table-cell/>
          <table:table-cell office:value-type="string" calcext:value-type="string">
            <text:p>Tanacetum parthenium</text:p>
          </table:table-cell>
          <table:table-cell table:formula="of:=COUNTIF([.A306:.A12904];[.C30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rigeron aliceae</text:p>
          </table:table-cell>
          <table:table-cell/>
          <table:table-cell office:value-type="string" calcext:value-type="string">
            <text:p>Tanacetum vulgare</text:p>
          </table:table-cell>
          <table:table-cell table:formula="of:=COUNTIF([.A307:.A12905];[.C307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rigeron aliceae</text:p>
          </table:table-cell>
          <table:table-cell/>
          <table:table-cell office:value-type="string" calcext:value-type="string">
            <text:p>Taraxacum officinale</text:p>
          </table:table-cell>
          <table:table-cell table:formula="of:=COUNTIF([.A308:.A12906];[.C308])"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Erigeron aliceae</text:p>
          </table:table-cell>
          <table:table-cell/>
          <table:table-cell office:value-type="string" calcext:value-type="string">
            <text:p>Tetradymia canescens</text:p>
          </table:table-cell>
          <table:table-cell table:formula="of:=COUNTIF([.A309:.A12907];[.C309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rigeron aliceae</text:p>
          </table:table-cell>
          <table:table-cell/>
          <table:table-cell office:value-type="string" calcext:value-type="string">
            <text:p>Tetradymia glabrata</text:p>
          </table:table-cell>
          <table:table-cell table:formula="of:=COUNTIF([.A310:.A12908];[.C3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igeron aliceae</text:p>
          </table:table-cell>
          <table:table-cell/>
          <table:table-cell office:value-type="string" calcext:value-type="string">
            <text:p>Tetradymia spinosa</text:p>
          </table:table-cell>
          <table:table-cell table:formula="of:=COUNTIF([.A311:.A12909];[.C3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igeron aliceae</text:p>
          </table:table-cell>
          <table:table-cell/>
          <table:table-cell office:value-type="string" calcext:value-type="string">
            <text:p>Townsendia florifer</text:p>
          </table:table-cell>
          <table:table-cell table:formula="of:=COUNTIF([.A312:.A12910];[.C31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rigeron aliceae</text:p>
          </table:table-cell>
          <table:table-cell/>
          <table:table-cell office:value-type="string" calcext:value-type="string">
            <text:p>Tragopogon dubius</text:p>
          </table:table-cell>
          <table:table-cell table:formula="of:=COUNTIF([.A313:.A12911];[.C313])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Erigeron aliceae</text:p>
          </table:table-cell>
          <table:table-cell/>
          <table:table-cell office:value-type="string" calcext:value-type="string">
            <text:p>Tragopogon porrifolius</text:p>
          </table:table-cell>
          <table:table-cell table:formula="of:=COUNTIF([.A314:.A12912];[.C314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rigeron aliceae</text:p>
          </table:table-cell>
          <table:table-cell/>
          <table:table-cell office:value-type="string" calcext:value-type="string">
            <text:p>Tragopogon pratensis</text:p>
          </table:table-cell>
          <table:table-cell table:formula="of:=COUNTIF([.A315:.A12913];[.C31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rigeron aliceae</text:p>
          </table:table-cell>
          <table:table-cell/>
          <table:table-cell office:value-type="string" calcext:value-type="string">
            <text:p>Tripleurospermum inodorum</text:p>
          </table:table-cell>
          <table:table-cell table:formula="of:=COUNTIF([.A316:.A12914];[.C3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igeron aliceae</text:p>
          </table:table-cell>
          <table:table-cell/>
          <table:table-cell office:value-type="string" calcext:value-type="string">
            <text:p>Uropappus lindleyi</text:p>
          </table:table-cell>
          <table:table-cell table:formula="of:=COUNTIF([.A317:.A12915];[.C31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igeron aliceae</text:p>
          </table:table-cell>
          <table:table-cell/>
          <table:table-cell office:value-type="string" calcext:value-type="string">
            <text:p>Wyethia amplexicaulis</text:p>
          </table:table-cell>
          <table:table-cell table:formula="of:=COUNTIF([.A318:.A12916];[.C31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rigeron aliceae</text:p>
          </table:table-cell>
          <table:table-cell/>
          <table:table-cell office:value-type="string" calcext:value-type="string">
            <text:p>Wyethia angustifolia</text:p>
          </table:table-cell>
          <table:table-cell table:formula="of:=COUNTIF([.A319:.A12917];[.C319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rigeron aliceae</text:p>
          </table:table-cell>
          <table:table-cell/>
          <table:table-cell office:value-type="string" calcext:value-type="string">
            <text:p>Wyethia helianthoides</text:p>
          </table:table-cell>
          <table:table-cell table:formula="of:=COUNTIF([.A320:.A12918];[.C3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igeron aliceae</text:p>
          </table:table-cell>
          <table:table-cell/>
          <table:table-cell office:value-type="string" calcext:value-type="string">
            <text:p>Wyethia mollis</text:p>
          </table:table-cell>
          <table:table-cell table:formula="of:=COUNTIF([.A321:.A12919];[.C321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rigeron aliceae</text:p>
          </table:table-cell>
          <table:table-cell/>
          <table:table-cell office:value-type="string" calcext:value-type="string">
            <text:p>Xanthium spinosum</text:p>
          </table:table-cell>
          <table:table-cell table:formula="of:=COUNTIF([.A322:.A12920];[.C3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igeron aliceae</text:p>
          </table:table-cell>
          <table:table-cell/>
          <table:table-cell office:value-type="string" calcext:value-type="string">
            <text:p>Xanthium strumarium</text:p>
          </table:table-cell>
          <table:table-cell table:formula="of:=COUNTIF([.A323:.A12921];[.C323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2"/>
          <table:table-cell table:formula="of:=SUM([.D2:.D323])" office:value-type="float" office:value="12415" calcext:value-type="float">
            <text:p>12415</text:p>
          </table:table-cell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lice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alpes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alpes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alpes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alpes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alpes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alpes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alpes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alpes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alpes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alpes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alpes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alpes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alpes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alpes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ostemma alpige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ostemma alpige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ostemma alpige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ostemma alpige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ostemma alpige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ostemma alpige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ostemma alpige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ostemma alpige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ostemma alpige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ostemma alpige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ostemma alpige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ostemma alpige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ostemma alpige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ostemma alpige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actis alp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actis alp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actis alp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ussurea ameri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ussurea ameri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ussurea ameri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amplexicau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mplexicau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amplexicau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amplexicau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mplexicau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amplexicau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amplexicau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amplexicau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amplexicau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amplexicau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mplexicau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amplexicau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amplexicau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amplexicau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amplexicau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angus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annu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parg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arbor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arbor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arbusc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arbusc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arbusc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arbusc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arbusc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arbusc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arbusc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arbusc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arbusc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arbusc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arbusc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arbusc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arbusc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arbusc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arbusc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arbusc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arbusc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arbusc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arbusc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arbusc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llardella argent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argent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llardella argent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llardella argent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argent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argent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argent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argent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argent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illardia aris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rosia artemisi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rosia artemisi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arv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rv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arv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arv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rv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arv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arv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arv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rv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rv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arv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rv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arv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ascend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ascend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ascend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asp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atribar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atribar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atribar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aurantia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aurantiac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aurantiac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aurantiac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aurantiac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enium autum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enium autum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enium autum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 ax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 ax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 ax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 ax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 ax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 ax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 ax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 ax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 ax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 ax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 ax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 ax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 ax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 ax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enocaulon bi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bi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bi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bi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bi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bi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bi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enium bigelov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enium bigelov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enium bigelov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enium bigelov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enium bigelov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enium bigelov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enium bigelov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enium bigelov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enium bigelov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enium bigelov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enium bigelov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enium bigelov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enium bigelov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enium bigelov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bloom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bloom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bloom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bloom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bloom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bloom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bloom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bloom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bloom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bloom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bloom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bloom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bloom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hosi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enium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hosi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hosi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hosi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hosi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hosi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hosi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hosi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enium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enium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enium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enium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hosi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hosi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hosi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hosi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hosi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hosi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hosi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hosi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enium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hosi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hosi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hosi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us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hosi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hosi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boland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bonari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bore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bracteo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bracteo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breviss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brevistyl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brevistyl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brevistyl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brevistyl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brevistyl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brevistyl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brevistyl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brew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brew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brew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caespit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caespit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caespit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finesquia californ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finesquia californ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finesquia californ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finesquia californ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finesquia californ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finesquia californ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finesquia californ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finesquia californ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finesquia californ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finesquia californ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finesquia californ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californic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pus californ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pus californ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pus californ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pus californ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pus californ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pus californ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pus californ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pus californ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pus californ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pus californ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pus californ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pus californ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campe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camphor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camphor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camphor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camphor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camphor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camphor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camphor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camphor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yza can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ter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ter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ter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dym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ter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ter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dym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ter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ter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ter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dym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ter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dym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dym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ter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ter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ter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dym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ter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ter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ter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dym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dym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ter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ter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dym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dym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dym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dym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dym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dymia can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capil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carey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carey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carey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carey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carey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umea carn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umea carn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rocoma cartham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rocoma cartham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casc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casc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casc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casc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casc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casc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casc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casc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casc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casc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casc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casc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casc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casc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casc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casc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casc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casc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casc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casc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ern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cern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cern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cern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ern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cern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cern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cern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cern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cern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cern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cern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cern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cern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cern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cern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hamisso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rosia chamisso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rosia chamisso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hamisso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rosia chamisso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hamisso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rosia chamisso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rosia chamisso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hamisso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chil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chil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chil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chil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ia chrysanthem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cilio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cilio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cilio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cilio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cilio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cilio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cilio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cilio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cilio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cilio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cilio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cilio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cinera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cinera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sana commu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composi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composi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composi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composi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composi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zonia conges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zonia conges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cord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ula coronop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mis cot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cya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cym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decumb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decumb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decumb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decumb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decumb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decumb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decumb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decumb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decumb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delt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diffu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dimor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ricaria disco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diverg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diverg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diverg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diverg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diverg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diverg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diverg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diverg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diverg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divers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divers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divers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divers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divers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ouglas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dougla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racun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racun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racun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racun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racun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racun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racun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racun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racun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racun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racun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racun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racun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racun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racun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dracun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dub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eaton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eaton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eaton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eaton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eaton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eaton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inthotheca ech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inthotheca ech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inthotheca ech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inthotheca ech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inthotheca ech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inthotheca ech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inthotheca ech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inthotheca ech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inthotheca ech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inthotheca ech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inthotheca ech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inthotheca ech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inthotheca ech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inthotheca ech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inthotheca ech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inthotheca ech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inthotheca ech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inthotheca ech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inthotheca ech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inthotheca ech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inthotheca ech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inthotheca ech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ed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ed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ed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ed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ed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elat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elat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elat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elat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elat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elat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elat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elat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elat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elat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elat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elat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elat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elat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elat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elat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elat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elat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elat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elat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leg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elegant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elegant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dago elong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dago elong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euryceph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hanomer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hanomer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hanomer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exi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ethrogyne filagin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ethrogyne filagin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ethrogyne filagin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il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il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il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menopappus fil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il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il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il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il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menopappus fil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il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il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il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il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il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il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menopappus fil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menopappus fil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menopappus fil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il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il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il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il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omadia fitch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omadia fitch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omadia fitch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flett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nsendia florif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nsendia florif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nsendia florif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nsendia florif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nsendia florif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nsendia florif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nsendia florif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nsendia florif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nsendia florif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nsendia florif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nsendia florif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nsendia florif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oliac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fol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agr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sites f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frond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frond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frond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frond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frond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frond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frond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frond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frond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frond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frond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frond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frond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frond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frond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frond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frond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frond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frond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frond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frond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fia gall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fia gall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fia gall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fia gall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fia gall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fia gall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fia gall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fia gall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gey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gey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dago gigant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dago gigant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henia glaberr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henia glaberr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henia glaberr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henia glaberr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gla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gla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gla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gla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gla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gla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gla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gla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gla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gla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gla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gla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gla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gla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gla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gla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gla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gla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gla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gla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dymia glab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dymia glab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glac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glac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glac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glac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ia glandu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ia glandu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ia glandu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ia glandu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ia glandu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ia glandu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ia glandu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ia glandu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ia glandu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ia glandu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ia glandu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ia glandu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ia glandu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ia glandu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ia glandu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lau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lau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glauc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glauc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glauc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glauc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glauc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glauc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glauc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glauc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glauc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glauc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glauc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glauc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glauc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glau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glau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glau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glau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glau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glau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lom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glomer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glomer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glomer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glomer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glomer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glomer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glomer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glomer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gorman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gorman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gorman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gorman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gorman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gorman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gorman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ac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ac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ac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ac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ac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ac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ac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ac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ac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ac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ac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ac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ac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ac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ac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ac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ac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ac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ac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ac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ac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grac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ckellia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grand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green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green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green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ckellia green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green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green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green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een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green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green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een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green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een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een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green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green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green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een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green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green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green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hiton gymnocepha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biadoria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ha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helianth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hespe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hespe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hespe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hespe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hespe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hespe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hespe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hespe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hespe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heterophy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heterophy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heterophy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heterophy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heterophy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heterophy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heterophy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heterophy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heterophy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heterophy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heterophy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heterophy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heterophy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heterophy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heterophy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heterophy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heterophy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heterophy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heterophy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heterophy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heterophy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heterophy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heterophy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heterophy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rocoma hir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rocoma hir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rocoma hir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menoxys hoope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menoxys hoope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horrid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horrid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howe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howe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eresia howe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rocoma howe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howe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howe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howe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howel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hum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hum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hum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hydrophil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na hypoleu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na hypoleu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na hypoleu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na hypoleu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na hypoleu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na hypoleu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na hypoleu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na hypoleu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na hypoleu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na hypoleu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na hypoleu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na hypoleu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na hypoleu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na hypoleu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na hypoleu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na hypoleu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na hypoleu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pleurospermum inodor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inorn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inorn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inorn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integerr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delia integr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integr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delia integr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delia integr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integr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delia integr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delia integr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delia integr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delia integr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delia integr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delia integr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inter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chorium intyb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j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j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j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j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jacob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ndrilla jun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lachena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lachena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lachena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lachena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lachena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lachena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lachena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lachena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lachena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lachena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lachena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lachena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lacini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hanomeria lactuc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hanomeria lactuc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hanomeria lactuc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hanomeria lactuc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hanomeria lactuc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lan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rocoma lanceo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rocoma lanceo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eopsis lanceo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at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ledophy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iopappus leptocla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opappus lindley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opappus lindley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line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line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line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line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line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line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line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line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line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line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line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line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line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line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line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line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line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line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ong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long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ludovi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luteoalb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luzul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luzul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luzul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luzul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luzul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macoun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macoun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macoun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macoun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macoun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macoun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macoun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socarpus madi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halis margarita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ybum maria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ybum maria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ybum maria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ybum maria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ybum maria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ybum maria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ybum maria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ybum maria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ybum maria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ybum maria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ybum maria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henia marit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maxim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maxim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maxim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melit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melit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meri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meri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meri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illea mille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zonella min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fia min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zonella min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zonella min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zonella min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zonella min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zonella min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zonella min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zonella min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zonella min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fia min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zonella min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zonella min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zonella min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zonella min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fia min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zonella min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zonella min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zonella min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zonella min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zonella min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zonella min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izonella min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mini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ium mi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dago missouri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dago missouri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nthus modes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modoc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yrachaen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hyrachaen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ia mol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mont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montic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idium multica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elis mu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lsea n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lsea n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lsea n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lsea n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aliopsis nardosm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aliopsis nardosm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aliopsis nardosm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aliopsis nardosm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aliopsis nardosm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aliopsis nardosm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aliopsis nardosm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ameria nause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nev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nevad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 nev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nicae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nicae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niv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uus nut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nut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nut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nut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nut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uus nut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nut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nut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nut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nut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nut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nut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nut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nut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uus nut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uus nut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nut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nut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eris nut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gedium oblong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gedium oblong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gedium oblong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occident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ratin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ratin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ratin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ratin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ratin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ratin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ratin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ratin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ratin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ratin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ratin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ratin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ratin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dbeck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eratin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thamia occident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airea odo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airea odo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xacum offic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chus olerace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theca orego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theca orego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theca orego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theca orego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theca orego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theca orego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theca orego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theca orego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theca orego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theca orego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cocarpus oregon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cocarpus oregon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cocarpus oregon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cocarpus oregon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cocarpus oregon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orego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orego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henia ornduff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henia ornduff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palus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hanomeria panic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hanomeria panic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onicum pardalianch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parry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parry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parry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parry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parry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parthe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parthe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parthe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parthe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parthe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insoga parv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s peren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petrophi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philadelph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philadelph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philadelph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philadelph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philadelph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philadelph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philadelph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philadelph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philadelph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philadelph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philadelph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philadelph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philadelph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philadelph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philadelph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philadelph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philadelph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philadelph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pilose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charis pil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pleurocar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pleurocar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pleurocar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pleurocar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pleurocar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pleurocar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pleurocar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pleurocar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pleurocar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pleurocar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pleurocar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poliosper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poliosper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poliosper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poliosper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poliosperm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porr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porr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porr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porr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porr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porr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porr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porr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porr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porr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porr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porr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porr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porr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porr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porr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porr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porr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porr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porrifol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prat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prat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gopogon prat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pseudaur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pseudaur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pseudaur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pseudaur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pseudaur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pseudaur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pulch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pumi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pycnoceph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uus pycnocepha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uus pycnocepha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uus pycnocepha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uus pycnocepha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uus pycnocepha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uus pycnocepha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uus pycnocepha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uus pycnocepha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uus pycnocepha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uus pycnocepha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uus pycnocepha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uus pycnocepha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uus pycnocepha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uus pycnocepha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uus pycnocepha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uus pycnocepha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rocom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rocom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rocom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rocom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rocom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rocom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rocom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rocom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acem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haeris rad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ybia radu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ophylla ramosiss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ophylla ramosiss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ophylla ramosiss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remot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optilon rep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optilon rep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optilon rep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optilon rep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optilon rep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optilon rep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optilon rep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optilon rep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optilon rep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optilon rep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optilon rep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optilon rep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optilon rep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optilon rep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retror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retror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eris retror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rig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rig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rig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rig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rig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cocarpus 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cocarpus 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cocarpus rigid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eopsis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ro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runcin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sagit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sagit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sagit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sagit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sagit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sagit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sagit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sagit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sagit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sagit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sagit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sagit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sagit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sagit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alig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alig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alig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alig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alig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alig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alig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alig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alig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alig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alig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alig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alig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alig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alig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alig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alig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alig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tierrezia sarothr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tierrezia sarothr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tierrezia sarothr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tierrezia sarothr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tierrezia sarothr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ia sat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ntodon saxat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pharipappus sca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scari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scari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scari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scari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scari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scari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scari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scari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scari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scari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scari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scari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scari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scari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scari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scari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scari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scari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scari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scari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scari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scari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scari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scari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scoul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scoul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eracium scoul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seri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seri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seri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samorhiza seric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er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tuca serri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va sess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va sess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va sess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va sess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va sess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va sess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va sess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va sess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va sess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va sess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va sess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va sess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va sess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va sess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va sess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va sess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va sess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va sess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va sess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va sess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va sess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va sess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va sess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va sess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set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dago simpl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olstit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soro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soro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soro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soro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spath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spath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spath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spath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spath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ica spath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path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speci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dago spectabi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hiton sphaer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hiton sphaer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hiton sphaer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hiton sphaer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hiton sphaer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dymia spin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pin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eiacanthus spin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eiacanthus spin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delia squarr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phyllum staechadifol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stenophy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toe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toe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toe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toe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toe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toe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toe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toe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toe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toe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toe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toe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toe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toe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toe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toe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toe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toe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toe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toe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aurea stoe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stramin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stramin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stramin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stramin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stramin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stramin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stramin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stramin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stramin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stramin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stramine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deli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deli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deli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iera 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strig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 strigo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nthium strumar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subnu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subnu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subnu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subnu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subnu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subnu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kera subnu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ubspic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ubspic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ubspic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ubspic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ubspic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ubspic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ubspic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ubspic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ubspic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ubspic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ubspic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ubspic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ubspic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yotrichum subspic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suffrutesc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suksdorf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suksdorf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sylvatic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tene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tene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locarphus tene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hanomeria tenuifo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gnaphalium ther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eopsis tincto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tomentel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triangul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dent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triparti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triparti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triparti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troxim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troxim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troxim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troxim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troxim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troxim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troxim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troxim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troxim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troxim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troxim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troxim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troxim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hocalais troxim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uligin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uligin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uligin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uligin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uligin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uligin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uligin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uligin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uligin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uligin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uligin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aphalium uliginos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umbrine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ria umbrine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undula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ella un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ella un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ella un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nthella unifl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chaeta ust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dago velut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vesica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pis vesica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ephalus vi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theca vil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theca vil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theca vil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theca vil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theca vil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theca vil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theca vil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theca vil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theca vil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theca vil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theca vil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theca vil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theca vil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theca villo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hanomeria virg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othamnus viscidiflo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acet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canthem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sium vulg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ia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cio vulg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dens vulg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zardia whitney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zardia whitney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zardia whitney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zardia whitney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zardia whitney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zardia whitney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zardia whitney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zardia whitney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zardia whitney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zardia whitneyi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Asteraceae.C1:Asteraceae.D3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3T14:11:56.044697700</dc:date>
    <meta:editing-duration>PT10M10S</meta:editing-duration>
    <meta:editing-cycles>4</meta:editing-cycles>
    <meta:generator>LibreOffice/5.1.6.2$Linux_X86_64 LibreOffice_project/10m0$Build-2</meta:generator>
    <meta:document-statistic meta:table-count="1" meta:cell-count="13247" meta:object-count="0"/>
  </office:meta>
</office:document-meta>
</file>